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7_10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. Almosnino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3 September 1868</text:p>
      <text:p text:style-name="P2">Month<text:tab/><text:tab/><text:tab/><text:tab/><text:tab/><text:tab/>September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</text:p>
      <text:p text:style-name="P2">State<text:tab/><text:tab/><text:tab/><text:tab/><text:tab/><text:tab/> <text:s/><text:tab/><text:tab/><text:tab/><text:tab/></text:p>
      <text:p text:style-name="P2">Country<text:tab/><text:tab/><text:tab/><text:tab/><text:tab/>England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London 3 Sept. 1868/</text:span></text:p>
      <text:p text:style-name="P2"><text:span text:style-name="T1">Rev: S. Morais/</text:span></text:p>
      <text:p text:style-name="P2"><text:span text:style-name="T1"><text:tab/>Philadelphia/</text:span></text:p>
      <text:p text:style-name="P2"><text:span text:style-name="T1">Revd. &amp; dear sir(/)/</text:span></text:p>
      <text:p text:style-name="P2"><text:span text:style-name="T1"><text:tab/>I have to apologize to you,/ for my apparent neglect in not earlier replying/ to your favor of the 17</text:span><text:span text:style-name="T2">th</text:span><text:span text:style-name="T1"> July. <text:s/>My absence from London/ when it reached here, and afterwards awaiting [?]/ the return from the Continent of our Ecclesiastical Chief,/ must plead my excuse; I c[?] concur/ in all you have stated, as to the unfortunate/ position, of the wife of Barrick Costa, who I find/ (by my register) was married in 1854 [inserted above: 5614]--from my/ interview with Doctor Artom[?]. <text:s/>I learnt that he/ was quite cognizant of the matter, for Mr Cohen/ the father, had called upon him, when he/ failed in his appeal to Dr. Adler, both these/ Reverend Gentlemen seem to be entirely agreed/ in their opinions, there are certain proceedings/ &amp; observances to take place in Respect to </text:span><text:span text:style-name="T3">Enet</text:span><text:span text:style-name="T4">[?],/ which can only be carried but personally between the/ parties, by recognized Rabinical[sic] authorities, and/ whilst giving all due credit and appreciating/ most fully the zealous labours of yourself and/</text:span></text:p>
      <text:p text:style-name="P2"><text:span text:style-name="T4"/></text:p>
      <text:p text:style-name="P2"><text:span text:style-name="T4">[Page 2]</text:span></text:p>
      <text:p text:style-name="P2"><text:span text:style-name="T4">Hazanim &amp; preachers, in the United States, for/ the preservation &amp; promotion of our religious faith/ there is not in America a </text:span><text:span text:style-name="T3">recognized</text:span><text:span text:style-name="T4"> Rabinical[sic]/ authority competent to act, in such cases as [?]./</text:span></text:p>
      <text:p text:style-name="P2"><text:span text:style-name="T4"><text:tab/>I have urged on Dr. Artom, the consideration,/ whether it was not possible to adopt certain/ preliminary steps here, and getting a </text:span><text:span text:style-name="T3">Shalish</text:span><text:span text:style-name="T4">/ to take out, and bring back the necessary writings/ then assess the quality and capacity of the/ messenger; next the apostacy, of the Husband/ and other matters beyond my ability to/ describe. <text:s/>The object of the [?] is no doubt/ to free the woman from the connextion of so base[?]/ a man, but it is also with the view to leave her/ the option of marrying again—the severance/ of the parties has long existed, and a Divorce by/ religious Jewish authority is not recognized in this country/ [?] the Jews have allowed alterations in the/ marriage act, which have debarred them of/ the privileges they hitherto enjoyed here, of [crossed-out]/ giving Divorces in all cases where Jewish Law/ not only authorized, it should be done. <text:s/>I fear/ therefore, that there is little chance of/ our Ecclesiastical Boards, here altering their/ </text:span></text:p>
      <text:p text:style-name="P2"><text:span text:style-name="T4"/></text:p>
      <text:p text:style-name="P2"><text:span text:style-name="T4">[Page 3]</text:span></text:p>
      <text:p text:style-name="P2"><text:span text:style-name="T4">opinion, I shall however not lose sight of the/ subject—The parents of Barrick Costa were/ poor but respectable and brought up their/ family religiously—how he should turned out/ so base I cannot comprehend./</text:span></text:p>
      <text:p text:style-name="P2"><text:span text:style-name="T4"><text:tab/>Mrs. Almosnino, &amp; my circle, unite/ in kindest remembrances &amp; I am/</text:span></text:p>
      <text:p text:style-name="P2"><text:span text:style-name="T4"><text:tab/><text:tab/>Revd Dr Sir/</text:span></text:p>
      <text:p text:style-name="P2"><text:span text:style-name="T4"><text:tab/><text:tab/><text:tab/>Yours faithfully/</text:span></text:p>
      <text:p text:style-name="P2"><text:span text:style-name="T4">I hope you will be able<text:tab/>S. Almosnino/</text:span></text:p>
      <text:p text:style-name="P2"><text:span text:style-name="T4">to decypher[sic] my writing/ </text:span></text:p>
      <text:p text:style-name="P2"><text:span text:style-name="T4">for I feel the consequences of age/ </text:span></text:p>
      <text:p text:style-name="P2"><text:span text:style-name="T4">and constant application to public matters/</text:span></text:p>
      <text:p text:style-name="P2"><text:span text:style-name="T4">by Gods blessing if spared until tomorrow, I/ </text:span></text:p>
      <text:p text:style-name="P2"><text:span text:style-name="T4">shall complete my 76 year. <text:s/>60 of these in the/ </text:span></text:p>
      <text:p text:style-name="P2"><text:span text:style-name="T4">Service of my Congregatio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30T09:36:23</meta:creation-date>
    <dc:date>2009-04-30T10:01:31</dc:date>
    <dc:language>en-US</dc:language>
    <meta:editing-cycles>2</meta:editing-cycles>
    <meta:editing-duration>PT8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1" meta:word-count="636" meta:character-count="4104"/>
  </office:meta>
</office:document-meta>
</file>